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867cm" svg:height="1.595cm" svg:x="0.274cm" svg:y="0.9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layer="layout" svg:width="0.426cm" svg:height="0.469cm" svg:x="4.866cm" svg:y="2.10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26cm" svg:height="0.469cm" svg:x="5.101cm" svg:y="1.2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476cm" svg:height="0.469cm" svg:x="2.59cm" svg:y="0.43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1.335cm" svg:height="0.469cm" svg:x="6.224cm" svg:y="0.45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2.614cm" svg:height="1.002cm" svg:x="5.527cm" svg:y="2.41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1.199cm" svg:height="0.955cm" svg:x="6.329cm" svg:y="1.117cm"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4-25T15:33:27</dc:date>
    <dc:creator>khalid khan</dc:creator>
    <meta:editing-duration>PT01H15M44S</meta:editing-duration>
    <meta:editing-cycles>12</meta:editing-cycles>
    <meta:generator>OpenOffice.org/3.1$Linux OpenOffice.org_project/310m19$Build-9420</meta:generator>
    <meta:document-statistic meta:object-count="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i>L</math:mi>
    <math:annotation math:encoding="StarMath 5.0">L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i>A</math:mi>
        <math:mo math:stretchy="false">=</math:mo>
        <math:mi>b</math:mi>
      </math:mrow>
      <math:mi>c</math:mi>
    </math:mrow>
    <math:annotation math:encoding="StarMath 5.0">A= b c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i>R</math:mi>
        <math:mo math:stretchy="false">=</math:mo>
        <math:mfrac>
          <math:mrow>
            <math:mo math:stretchy="false">ρ</math:mo>
            <math:mi>L</math:mi>
          </math:mrow>
          <math:mi>A</math:mi>
        </math:mfrac>
      </math:mrow>
      <math:mo math:stretchy="false">=</math:mo>
      <math:mfrac>
        <math:mi>L</math:mi>
        <math:mrow>
          <math:mo math:stretchy="false">σ</math:mo>
          <math:mi>A</math:mi>
        </math:mrow>
      </math:mfrac>
    </math:mrow>
    <math:annotation math:encoding="StarMath 5.0">R = {%rho L} over A = L over {%sigma A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o math:stretchy="false">ρ</math:mo>
      <math:mo math:stretchy="false">=</math:mo>
      <math:mfrac>
        <math:mn>1</math:mn>
        <math:mo math:stretchy="false">σ</math:mo>
      </math:mfrac>
    </math:mrow>
    <math:annotation math:encoding="StarMath 5.0">%rho = 1 over %sigma</math:annotation>
  </math:semantics>
</math:math>
</file>